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/>
    </style:style>
    <style:style style:name="T5" style:parent-style-name="DefaultParagraphFont" style:family="text">
      <style:text-properties style:text-position="sub 63.6%"/>
    </style:style>
    <style:style style:name="T6" style:parent-style-name="DefaultParagraphFont" style:family="text">
      <style:text-properties style:text-position="sub 63.6%"/>
    </style:style>
    <style:style style:name="T7" style:parent-style-name="DefaultParagraphFont" style:family="text">
      <style:text-properties style:text-position="sub 63.6%"/>
    </style:style>
    <style:style style:name="T8" style:parent-style-name="DefaultParagraphFont" style:family="text">
      <style:text-properties style:text-position="sub 63.6%"/>
    </style:style>
  </office:automatic-styles>
  <office:body>
    <office:text text:use-soft-page-breaks="true">
      <text:p text:style-name="P1">Welcome to the GraphAPP!</text:p>
      <text:p text:style-name="Normal">GraphApp is a web application that helps to implement the graphical approach to multiple testing.</text:p>
      <text:p text:style-name="Normal">Multiple test procedures are<text:s/>required for the analysis of clinical trials, which could help to address multiple objectives. Such as compare multiple treatments with the control group, or multiple endpoints and multiple subgroups.<text:s/></text:p>
      <text:p text:style-name="Normal">FWER is required to be controlled in a strong sense in the confirmatory clinical trials by FDA. There are some commonly used multiple test procedures, such as fixed-sequence procedure, fallback procedure and gatekeeping procedure.<text:s/></text:p>
      <text:p text:style-name="Normal">The key idea<text:s/>of<text:s/><text:span text:style-name="T2">the graphical approach to multiple testing</text:span><text:s/>or the<text:s/><text:span text:style-name="T3">web application</text:span><text:s/>is to express the resulting multiple test procedures by directed, weighted graphs.</text:p>
      <text:p text:style-name="P4">How to use this app!</text:p>
      <text:p text:style-name="Normal">Method:</text:p>
      <text:p text:style-name="Normal">The graphical approach dissociates the underlying weighting strategy and the employed test procedure. Such a separation between the weighting strategy and the test procedure facilitates the application of graphical approach underling varying situations. In this framework:</text:p>
      <text:p text:style-name="Normal">Nodes: represent individual hypotheses H1, ..., Hm with associated weights denoting the significance levels α1, ..., αm.</text:p>
      <text:p text:style-name="Normal">Edges: are directed, and the associated weight g<text:span text:style-name="T5">ij<text:s/></text:span>indicates the fraction of the local significance level α<text:span text:style-name="T6">i</text:span><text:s/>that is propagated to H<text:span text:style-name="T7">j<text:s/></text:span>once H<text:span text:style-name="T8">i</text:span><text:s/>has been rejected.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1-01-18T23:28:00Z</meta:creation-date>
    <dc:date>2021-01-18T23:48:00Z</dc:date>
    <meta:template xlink:href="Normal.dotm" xlink:type="simple"/>
    <meta:editing-cycles>8</meta:editing-cycles>
    <meta:editing-duration>PT1200S</meta:editing-duration>
    <meta:document-statistic meta:page-count="1" meta:paragraph-count="2" meta:word-count="199" meta:character-count="1337" meta:row-count="9" meta:non-whitespace-character-count="1140"/>
  </office:meta>
</office:document-meta>
</file>